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21.96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1.5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Pass #</text:p>
          </table:table-cell>
          <table:table-cell table:style-name="ce1" office:value-type="string" calcext:value-type="string">
            <text:p>Session #</text:p>
          </table:table-cell>
          <table:table-cell table:style-name="ce1" office:value-type="string" calcext:value-type="string">
            <text:p>Trial #</text:p>
          </table:table-cell>
          <table:table-cell table:style-name="ce1" office:value-type="string" calcext:value-type="string">
            <text:p>Time Submitted</text:p>
          </table:table-cell>
          <table:table-cell table:style-name="ce1" office:value-type="string" calcext:value-type="string">
            <text:p>lock type</text:p>
          </table:table-cell>
          <table:table-cell table:style-name="ce1" office:value-type="string" calcext:value-type="string">
            <text:p>database OID</text:p>
          </table:table-cell>
          <table:table-cell table:style-name="ce1" office:value-type="string" calcext:value-type="string">
            <text:p>relation OID</text:p>
          </table:table-cell>
          <table:table-cell table:style-name="ce1" office:value-type="string" calcext:value-type="string">
            <text:p>page </text:p>
          </table:table-cell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virualxid</text:p>
          </table:table-cell>
          <table:table-cell table:style-name="ce1" office:value-type="string" calcext:value-type="string">
            <text:p>trasactionid XID</text:p>
          </table:table-cell>
          <table:table-cell table:style-name="ce1" office:value-type="string" calcext:value-type="string">
            <text:p>classid OID</text:p>
          </table:table-cell>
          <table:table-cell table:style-name="ce1" office:value-type="string" calcext:value-type="string">
            <text:p>objid OID</text:p>
          </table:table-cell>
          <table:table-cell table:style-name="ce1" office:value-type="string" calcext:value-type="string">
            <text:p>objsubid</text:p>
          </table:table-cell>
          <table:table-cell table:style-name="ce1" office:value-type="string" calcext:value-type="string">
            <text:p>vistualtransaction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granted?</text:p>
          </table:table-cell>
          <table:table-cell table:style-name="ce1" office:value-type="string" calcext:value-type="string">
            <text:p>deadlock?</text:p>
          </table:table-cell>
          <table:table-cell table:style-name="ce1" office:value-type="string" calcext:value-type="string">
            <text:p>serializability?</text:p>
          </table:table-cell>
          <table:table-cell table:style-name="ce1" table:number-columns-repeated="1000"/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2" office:value-type="time" office:time-value="PT17H23M16S" calcext:value-type="time">
            <text:p>17:23:16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7H23M17S" calcext:value-type="time">
            <text:p>17:23:17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077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77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77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77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77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2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2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2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2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2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077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7H34M40S" calcext:value-type="time">
            <text:p>17:34:40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time" office:time-value="PT17H34M41S" calcext:value-type="time">
            <text:p>17:34:41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078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78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78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78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78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078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7H39M04S" calcext:value-type="time">
            <text:p>17:39:04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7H39M04S" calcext:value-type="time">
            <text:p>17:39:04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079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79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79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79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79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079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7H40M55S" calcext:value-type="time">
            <text:p>17:40:55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7H40M55S" calcext:value-type="time">
            <text:p>17:40:55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1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3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7H41M51S" calcext:value-type="time">
            <text:p>17:41:51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7H41M52S" calcext:value-type="time">
            <text:p>17:41:52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082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82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82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2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2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082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time" office:time-value="PT17H43M30S" calcext:value-type="time">
            <text:p>17:43:30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time" office:time-value="PT17H43M30S" calcext:value-type="time">
            <text:p>17:43:30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083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83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083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3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083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083</text:p>
          </table:table-cell>
          <table:table-cell office:value-type="float" office:value="45054" calcext:value-type="float">
            <text:p>45054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time" office:time-value="PT17H45M03S" calcext:value-type="time">
            <text:p>17:45:03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time" office:time-value="PT17H45M02S" calcext:value-type="time">
            <text:p>17:45:02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0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7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7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7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7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7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10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7H46M25S" calcext:value-type="time">
            <text:p>17:46:25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7H46M25S" calcext:value-type="time">
            <text:p>17:46:25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0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8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8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8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8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8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10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17H47M07S" calcext:value-type="time">
            <text:p>17:47:07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17H47M07S" calcext:value-type="time">
            <text:p>17:47:07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0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3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3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3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3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10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7H48M26S" calcext:value-type="time">
            <text:p>17:48:26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7H48M27S" calcext:value-type="time">
            <text:p>17:48:27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0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10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7H49M26S" calcext:value-type="time">
            <text:p>17:49:26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7H49M26S" calcext:value-type="time">
            <text:p>17:49:26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0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0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0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10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7H50M18S" calcext:value-type="time">
            <text:p>17:50:18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7H50M18S" calcext:value-type="time">
            <text:p>17:50:18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4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7H51M05S" calcext:value-type="time">
            <text:p>17:51:05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7H51M06S" calcext:value-type="time">
            <text:p>17:51:06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43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 office:value-type="time" office:time-value="PT17H52M02S" calcext:value-type="time">
            <text:p>17:52:02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" office:value-type="time" office:time-value="PT17H52M02S" calcext:value-type="time">
            <text:p>17:52:02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44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time" office:time-value="PT17H52M40S" calcext:value-type="time">
            <text:p>17:52:40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" office:value-type="time" office:time-value="PT17H52M40S" calcext:value-type="time">
            <text:p>17:52:40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1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1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1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5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10/5011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17H53M21S" calcext:value-type="time">
            <text:p>17:53:21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17H53M21S" calcext:value-type="time">
            <text:p>17:53:21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2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46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 office:value-type="time" office:time-value="PT17H54M33S" calcext:value-type="time">
            <text:p>17:54:33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" office:value-type="time" office:time-value="PT17H54M33S" calcext:value-type="time">
            <text:p>17:54:33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4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4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4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4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4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49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time" office:time-value="PT17H55M20S" calcext:value-type="time">
            <text:p>17:55:20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" office:value-type="time" office:time-value="PT17H55M20S" calcext:value-type="time">
            <text:p>17:55:20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5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5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5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5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5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50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7H56M07S" calcext:value-type="time">
            <text:p>17:56:07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7H56M07S" calcext:value-type="time">
            <text:p>17:56:07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28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5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5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5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5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5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5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7H56M28S" calcext:value-type="time">
            <text:p>17:56:28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7H56M28S" calcext:value-type="time">
            <text:p>17:56:28</text:p>
          </table:table-cell>
          <table:table-cell table:number-columns-repeated="14"/>
          <table:table-cell table:number-columns-repeated="2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10/50130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1" calcext:value-type="float">
            <text:p>3070431</text:p>
          </table:table-cell>
          <table:table-cell table:number-columns-repeated="7"/>
          <table:table-cell office:value-type="string" calcext:value-type="string">
            <text:p>36/525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37" calcext:value-type="float">
            <text:p>3070437</text:p>
          </table:table-cell>
          <table:table-cell table:number-columns-repeated="7"/>
          <table:table-cell office:value-type="string" calcext:value-type="string">
            <text:p>36/525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15" calcext:value-type="float">
            <text:p>3070415</text:p>
          </table:table-cell>
          <table:table-cell table:number-columns-repeated="7"/>
          <table:table-cell office:value-type="string" calcext:value-type="string">
            <text:p>36/525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5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AccessShar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elation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table:number-columns-repeated="7"/>
          <table:table-cell office:value-type="string" calcext:value-type="string">
            <text:p>36/525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Row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tuple</text:p>
          </table:table-cell>
          <table:table-cell office:value-type="float" office:value="16521" calcext:value-type="float">
            <text:p>16521</text:p>
          </table:table-cell>
          <table:table-cell office:value-type="float" office:value="3070423" calcext:value-type="float">
            <text:p>307042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36/5252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ExclusiveLock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ina Vinogradova</meta:initial-creator>
    <meta:creation-date>2016-11-07T16:29:27</meta:creation-date>
    <dc:date>2016-11-13T17:57:33.456774373</dc:date>
    <meta:generator>LibreOffice/5.1.4.2$Linux_X86_64 LibreOffice_project/10m0$Build-2</meta:generator>
    <meta:editing-duration>PT37M36S</meta:editing-duration>
    <meta:editing-cycles>16</meta:editing-cycles>
    <meta:document-statistic meta:table-count="3" meta:cell-count="1966" meta:object-count="0"/>
    <meta:user-defined meta:name="AppVersion">15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